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dash" draw:stroke-dash="Ultrafine_20_Dashed" svg:stroke-width="0.03cm" svg:stroke-color="#666666" draw:marker-start="Arrowhead_20_1" draw:marker-start-width="0.245cm" draw:marker-end="Arrowhead_20_1" draw:marker-end-width="0.2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Ultrafine_20_Dashed" svg:stroke-width="0.03cm" svg:stroke-color="#666666" draw:marker-start="Arrowhead_20_1" draw:marker-start-width="0.245cm" draw:marker-end="Arrowhead_20_1" draw:marker-end-width="0.2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adrão">
        <draw:frame draw:style-name="gr1" draw:layer="layout" svg:width="18.415cm" svg:height="11.684cm" svg:x="0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8.85cm" svg:y1="7.68cm" svg:x2="8.85cm" svg:y2="9.21cm">
          <text:p/>
        </draw:line>
        <draw:line draw:style-name="gr3" draw:text-style-name="P1" draw:layer="layout" svg:x1="10.51cm" svg:y1="7.03cm" svg:x2="10.51cm" svg:y2="9.11cm">
          <text:p/>
        </draw:line>
        <draw:line draw:style-name="gr3" draw:text-style-name="P1" draw:layer="layout" svg:x1="13.83cm" svg:y1="4.38cm" svg:x2="13.83cm" svg:y2="8.73cm">
          <text:p/>
        </draw:line>
        <draw:line draw:style-name="gr2" draw:text-style-name="P1" draw:layer="layout" svg:x1="12.17cm" svg:y1="5.97cm" svg:x2="12.17cm" svg:y2="8.97cm">
          <text:p/>
        </draw:line>
        <draw:line draw:style-name="gr2" draw:text-style-name="P1" draw:layer="layout" svg:x1="15.5cm" svg:y1="3.15cm" svg:x2="15.5cm" svg:y2="8.47cm">
          <text:p/>
        </draw:line>
        <draw:line draw:style-name="gr2" draw:text-style-name="P1" draw:layer="layout" svg:x1="17.17cm" svg:y1="1.5cm" svg:x2="17.15cm" svg:y2="8.4cm">
          <text:p/>
        </draw:line>
        <draw:line draw:style-name="gr3" draw:text-style-name="P1" draw:layer="layout" svg:x1="7.18cm" svg:y1="8.21cm" svg:x2="7.18cm" svg:y2="9.48cm">
          <text:p/>
        </draw:line>
        <draw:frame draw:style-name="gr4" draw:text-style-name="P2" draw:layer="layout" svg:width="1.281cm" svg:height="0.569cm" svg:x="7.078cm" svg:y="8.586cm">
          <draw:text-box>
            <text:p><text:span text:style-name="T1">7.2ms</text:span></text:p>
          </draw:text-box>
        </draw:frame>
        <draw:frame draw:style-name="gr4" draw:text-style-name="P2" draw:layer="layout" svg:width="1.281cm" svg:height="0.569cm" svg:x="8.783cm" svg:y="8.186cm">
          <draw:text-box>
            <text:p><text:span text:style-name="T1">8.6ms</text:span></text:p>
          </draw:text-box>
        </draw:frame>
        <draw:frame draw:style-name="gr4" draw:text-style-name="P2" draw:layer="layout" svg:width="1.179cm" svg:height="0.569cm" svg:x="10.384cm" svg:y="7.787cm">
          <draw:text-box>
            <text:p><text:span text:style-name="T1">11ms</text:span></text:p>
          </draw:text-box>
        </draw:frame>
        <draw:frame draw:style-name="gr4" draw:text-style-name="P2" draw:layer="layout" svg:width="1.594cm" svg:height="0.569cm" svg:x="12.03cm" svg:y="7.19cm">
          <draw:text-box>
            <text:p><text:span text:style-name="T1">15.71ms</text:span></text:p>
          </draw:text-box>
        </draw:frame>
        <draw:frame draw:style-name="gr4" draw:text-style-name="P2" draw:layer="layout" svg:width="1.438cm" svg:height="0.569cm" svg:x="13.7cm" svg:y="6.49cm">
          <draw:text-box>
            <text:p><text:span text:style-name="T1">22.2ms</text:span></text:p>
          </draw:text-box>
        </draw:frame>
        <draw:frame draw:style-name="gr4" draw:text-style-name="P2" draw:layer="layout" svg:width="1.438cm" svg:height="0.569cm" svg:x="14.242cm" svg:y="5.781cm">
          <draw:text-box>
            <text:p><text:span text:style-name="T1">27.1ms</text:span></text:p>
          </draw:text-box>
        </draw:frame>
        <draw:frame draw:style-name="gr4" draw:text-style-name="P2" draw:layer="layout" svg:width="1.594cm" svg:height="0.569cm" svg:x="15.751cm" svg:y="4.991cm">
          <draw:text-box>
            <text:p><text:span text:style-name="T1">34,77ms</text:span></text:p>
          </draw:text-box>
        </draw:frame>
        <draw:frame draw:style-name="gr4" draw:text-style-name="P3" draw:layer="layout" svg:width="1.797cm" svg:height="0.963cm" svg:x="2.975cm" svg:y="7.49cm">
          <draw:text-box>
            <text:p text:style-name="P1"><text:span text:style-name="T2">3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4.575cm" svg:y="6.791cm">
          <draw:text-box>
            <text:p text:style-name="P1"><text:span text:style-name="T2">7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6.275cm" svg:y="6.092cm">
          <draw:text-box>
            <text:p text:style-name="P1"><text:span text:style-name="T2">15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7.96cm" svg:y="5.29cm">
          <draw:text-box>
            <text:p text:style-name="P1"><text:span text:style-name="T2">31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9.6cm" svg:y="4.49cm">
          <draw:text-box>
            <text:p text:style-name="P1"><text:span text:style-name="T2">63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11.3cm" svg:y="3.791cm">
          <draw:text-box>
            <text:p text:style-name="P1"><text:span text:style-name="T2">127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12.9cm" svg:y="2.892cm">
          <draw:text-box>
            <text:p text:style-name="P1"><text:span text:style-name="T2">2550</text:span></text:p>
            <text:p text:style-name="P1"><text:span text:style-name="T2">receivers</text:span></text:p>
          </draw:text-box>
        </draw:frame>
        <draw:frame draw:style-name="gr4" draw:text-style-name="P3" draw:layer="layout" svg:width="1.797cm" svg:height="0.963cm" svg:x="14.5cm" svg:y="1.693cm">
          <draw:text-box>
            <text:p text:style-name="P1"><text:span text:style-name="T2">5110</text:span></text:p>
            <text:p text:style-name="P1"><text:span text:style-name="T2">receivers</text:span></text:p>
          </draw:text-box>
        </draw:frame>
        <draw:frame draw:style-name="gr4" draw:text-style-name="P3" draw:layer="layout" svg:width="1.391cm" svg:height="0.607cm" svg:x="15.74cm" svg:y="1.098cm">
          <draw:text-box>
            <text:p text:style-name="P1"><text:span text:style-name="T2">10230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" draw:display-name="Arrowhead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andro </meta:initial-creator>
    <meta:creation-date>2011-02-17T20:21:47</meta:creation-date>
    <dc:date>2011-11-14T00:34:49</dc:date>
    <dc:creator>Leandro </dc:creator>
    <meta:editing-duration>PT9H28M22S</meta:editing-duration>
    <meta:editing-cycles>39</meta:editing-cycles>
    <meta:generator>LibreOffice/3.4$Unix LibreOffice_project/340m1$Build-302</meta:generator>
    <meta:document-statistic meta:object-count="2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Nimbus Sans L'" style:font-style-name="Regular"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interval-major="1" chart:reverse-direction="false" text:line-break="false" chart:link-data-style-to-source="false" chart:axis-position="1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16cm" svg:height="11.685cm" xlink:href="." xlink:type="simple" chart:class="chart:line" chart:style-name="ch1">
        <chart:title svg:x="4.495cm" svg:y="0.046cm" chart:style-name="ch2">
          <text:p>Nível da Árvore vs. Atraso de Recepção</text:p>
        </chart:title>
        <chart:legend svg:x="2.862cm" svg:y="1.589cm" style:legend-expansion="custom" chartooo:width="2.424cm" chartooo:height="1.202cm" style:legend-expansion-aspect-ratio="2.01663893510815" chart:style-name="ch3"/>
        <chart:plot-area chart:style-name="ch4" chart:data-source-has-labels="both" svg:x="1.619cm" svg:y="1.158cm" svg:width="15.619cm" svg:height="9.424cm">
          <chartooo:coordinate-region svg:x="2.188cm" svg:y="1.158cm" svg:width="14.969cm" svg:height="8.856cm"/>
          <chart:axis chart:dimension="x" chart:name="primary-x" chart:style-name="ch5" chartooo:axis-type="text">
            <chart:title svg:x="7.619cm" svg:y="10.815cm" chart:style-name="ch6">
              <text:p>Nível da Árvore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399cm" svg:y="8.843cm" chart:style-name="ch9">
              <text:p>Atraso de Recepção (ms)</text:p>
            </chart:title>
          </chart:axis>
          <chart:axis chart:dimension="y" chart:name="secondary-y" chart:style-name="ch10"/>
          <chart:series chart:attached-axis="primary-y" chart:style-name="ch11" chart:values-cell-range-address="local-table.$B$2:.$B$11" chart:label-cell-address="local-table.$B$1" chart:class="chart:line">
            <chart:data-point chart:repeated="10"/>
          </chart:series>
          <chart:series chart:attached-axis="primary-y" chart:style-name="ch12" chart:values-cell-range-address="local-table.$C$2:.$C$11" chart:label-cell-address="local-table.$C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P</text:p>
              </table:table-cell>
              <table:table-cell office:value-type="string">
                <text:p>GMTP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">
                <text:p>9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21">
                <text:p>20.2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7.23">
                <text:p>7.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